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stance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Event.ProcessInstanceEvent( Long process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Event.getProcess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Event.setProcessInstanceId( Long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Event.ProcessInstanc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